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fo:font-weight="bold" officeooo:rsid="0019d0c2" officeooo:paragraph-rsid="0019d0c2" style:font-size-asian="11pt" style:font-weight-asian="bold" style:font-size-complex="11pt" style:font-weight-complex="bold"/>
    </style:style>
    <style:style style:name="P2" style:family="paragraph" style:parent-style-name="Standard" style:master-page-name="">
      <loext:graphic-properties draw:fill="none"/>
      <style:paragraph-properties fo:margin-left="2.6cm" fo:margin-right="0cm" fo:text-align="justify" style:justify-single-word="false" fo:text-indent="0cm" style:auto-text-indent="false" style:page-number="auto" fo:background-color="transparent"/>
      <style:text-properties style:font-name="Arial" fo:font-size="11pt" fo:font-weight="bold" officeooo:rsid="0019d0c2" officeooo:paragraph-rsid="0019d0c2" style:font-size-asian="11pt" style:font-weight-asian="bold" style:font-size-complex="11pt" style:font-weight-complex="bold"/>
    </style:style>
    <style:style style:name="P3"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9d0c2" officeooo:paragraph-rsid="0019d0c2"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Arial" fo:font-size="11pt" fo:font-weight="bold" officeooo:rsid="0019d0c2" officeooo:paragraph-rsid="0019d0c2" style:font-size-asian="11pt" style:font-weight-asian="bold" style:font-size-complex="11pt" style:font-weight-complex="bold"/>
    </style:style>
    <style:style style:name="P5"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9d0c2" officeooo:paragraph-rsid="00205db6" style:font-size-asian="11pt" style:font-weight-asian="bold" style:font-size-complex="11pt" style:font-weight-complex="bold"/>
    </style:style>
    <style:style style:name="P6"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9d0c2" officeooo:paragraph-rsid="002cf11e" style:font-size-asian="11pt" style:font-weight-asian="bold" style:font-size-complex="11pt" style:font-weight-complex="bold"/>
    </style:style>
    <style:style style:name="P7" style:family="paragraph" style:parent-style-name="Standard" style:master-page-name="">
      <loext:graphic-properties draw:fill="none"/>
      <style:paragraph-properties fo:margin-left="2.6cm" fo:margin-right="0cm" fo:text-align="justify" style:justify-single-word="false" fo:text-indent="0cm" style:auto-text-indent="false" style:page-number="auto" fo:background-color="transparent"/>
      <style:text-properties style:font-name="Arial" fo:font-size="11pt" fo:font-weight="bold" officeooo:rsid="0019d0c2" officeooo:paragraph-rsid="00318b68" style:font-size-asian="11pt" style:font-weight-asian="bold" style:font-size-complex="11pt" style:font-weight-complex="bold"/>
    </style:style>
    <style:style style:name="P8"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9d0c2" officeooo:paragraph-rsid="00318b68" style:font-size-asian="11pt" style:font-weight-asian="bold" style:font-size-complex="11pt" style:font-weight-complex="bold"/>
    </style:style>
    <style:style style:name="P9" style:family="paragraph" style:parent-style-name="Standard" style:master-page-name="">
      <loext:graphic-properties draw:fill="none"/>
      <style:paragraph-properties fo:margin-left="5.099cm" fo:margin-right="0cm" fo:text-align="justify" style:justify-single-word="false" fo:text-indent="0cm" style:auto-text-indent="false" style:page-number="auto" fo:background-color="transparent"/>
      <style:text-properties style:font-name="Arial" fo:font-size="11pt" fo:font-weight="bold" officeooo:rsid="0019d0c2" officeooo:paragraph-rsid="00318b68" style:font-size-asian="11pt" style:font-weight-asian="bold" style:font-size-complex="11pt" style:font-weight-complex="bold"/>
    </style:style>
    <style:style style:name="P10" style:family="paragraph" style:parent-style-name="Standard">
      <loext:graphic-properties draw:fill="none"/>
      <style:paragraph-properties fo:margin-left="5.099cm" fo:margin-right="0cm" fo:text-align="justify" style:justify-single-word="false" fo:text-indent="0cm" style:auto-text-indent="false" fo:background-color="transparent"/>
      <style:text-properties style:font-name="Arial" fo:font-size="11pt" fo:font-weight="bold" officeooo:rsid="0019d0c2" officeooo:paragraph-rsid="00318b68" style:font-size-asian="11pt" style:font-weight-asian="bold" style:font-size-complex="11pt" style:font-weight-complex="bold"/>
    </style:style>
    <style:style style:name="P11" style:family="paragraph" style:parent-style-name="Standard">
      <loext:graphic-properties draw:fill="none"/>
      <style:paragraph-properties fo:margin-left="5.099cm" fo:margin-right="0cm" fo:text-align="justify" style:justify-single-word="false" fo:text-indent="0cm" style:auto-text-indent="false" fo:background-color="transparent"/>
      <style:text-properties style:font-name="Arial" fo:font-size="11pt" fo:font-weight="bold" officeooo:rsid="0019d0c2" officeooo:paragraph-rsid="00337703" style:font-size-asian="11pt" style:font-weight-asian="bold" style:font-size-complex="11pt" style:font-weight-complex="bold"/>
    </style:style>
    <style:style style:name="P12" style:family="paragraph" style:parent-style-name="Standard">
      <loext:graphic-properties draw:fill="none"/>
      <style:paragraph-properties fo:margin-left="5.099cm" fo:margin-right="0cm" fo:text-align="justify" style:justify-single-word="false" fo:text-indent="0cm" style:auto-text-indent="false" fo:background-color="transparent"/>
      <style:text-properties style:font-name="Arial" fo:font-size="11pt" fo:font-weight="bold" officeooo:rsid="0019d0c2" officeooo:paragraph-rsid="00356c1d" style:font-size-asian="11pt" style:font-weight-asian="bold" style:font-size-complex="11pt" style:font-weight-complex="bold"/>
    </style:style>
    <style:style style:name="P13"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9d0c2" officeooo:paragraph-rsid="00368bcc" style:font-size-asian="11pt" style:font-weight-asian="bold" style:font-size-complex="11pt" style:font-weight-complex="bold"/>
    </style:style>
    <style:style style:name="P14" style:family="paragraph" style:parent-style-name="Standard" style:master-page-name="">
      <loext:graphic-properties draw:fill="none"/>
      <style:paragraph-properties fo:margin-left="5.099cm" fo:margin-right="0cm" fo:text-align="justify" style:justify-single-word="false" fo:text-indent="0cm" style:auto-text-indent="false" style:page-number="auto" fo:background-color="transparent"/>
      <style:text-properties style:font-name="Arial" fo:font-size="11pt" fo:font-weight="bold" officeooo:rsid="0019d0c2" officeooo:paragraph-rsid="00368bcc" style:font-size-asian="11pt" style:font-weight-asian="bold" style:font-size-complex="11pt" style:font-weight-complex="bold"/>
    </style:style>
    <style:style style:name="P15" style:family="paragraph" style:parent-style-name="Standard">
      <loext:graphic-properties draw:fill="none"/>
      <style:paragraph-properties fo:margin-left="5.099cm" fo:margin-right="0cm" fo:text-align="justify" style:justify-single-word="false" fo:text-indent="0cm" style:auto-text-indent="false" fo:background-color="transparent"/>
      <style:text-properties style:font-name="Arial" fo:font-size="11pt" fo:font-weight="bold" officeooo:rsid="0019d0c2" officeooo:paragraph-rsid="00368bcc" style:font-size-asian="11pt" style:font-weight-asian="bold" style:font-size-complex="11pt" style:font-weight-complex="bold"/>
    </style:style>
    <style:style style:name="P16"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ext-properties style:font-name="Arial" fo:font-size="11pt" fo:font-weight="bold" officeooo:rsid="0019d0c2" officeooo:paragraph-rsid="00368bcc" style:font-size-asian="11pt" style:font-weight-asian="bold" style:font-size-complex="11pt" style:font-weight-complex="bold"/>
    </style:style>
    <style:style style:name="P17" style:family="paragraph" style:parent-style-name="Standard" style:master-page-name="">
      <loext:graphic-properties draw:fill="none"/>
      <style:paragraph-properties fo:margin-left="5.099cm" fo:margin-right="0cm" fo:text-align="justify" style:justify-single-word="false" fo:text-indent="0cm" style:auto-text-indent="false" style:page-number="auto" fo:background-color="transparent"/>
      <style:text-properties style:font-name="Arial" fo:font-size="11pt" fo:font-weight="bold" officeooo:rsid="0019d0c2" officeooo:paragraph-rsid="00392512" style:font-size-asian="11pt" style:font-weight-asian="bold" style:font-size-complex="11pt" style:font-weight-complex="bold"/>
    </style:style>
    <style:style style:name="P18" style:family="paragraph" style:parent-style-name="Standard">
      <loext:graphic-properties draw:fill="none"/>
      <style:paragraph-properties fo:margin-left="2.499cm" fo:margin-right="0cm" fo:text-indent="0cm" style:auto-text-indent="false" fo:background-color="transparent"/>
      <style:text-properties style:font-name="Arial" fo:font-size="11pt" fo:font-weight="bold" officeooo:rsid="00214f31" officeooo:paragraph-rsid="00214f31" style:font-size-asian="11pt" style:font-weight-asian="bold" style:font-size-complex="11pt" style:font-weight-complex="bold"/>
    </style:style>
    <style:style style:name="P19"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font-name="Arial" fo:font-size="11pt" fo:font-weight="bold" officeooo:rsid="00214f31" officeooo:paragraph-rsid="00214f31" style:font-size-asian="11pt" style:font-weight-asian="bold" style:font-size-complex="11pt" style:font-weight-complex="bold"/>
    </style:style>
    <style:style style:name="P20"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font-name="Arial" fo:font-size="11pt" fo:font-weight="bold" officeooo:rsid="0022e232" officeooo:paragraph-rsid="0022e232" style:font-size-asian="11pt" style:font-weight-asian="bold" style:font-size-complex="11pt" style:font-weight-complex="bold"/>
    </style:style>
    <style:style style:name="P21"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font-name="Arial" fo:font-size="11pt" fo:font-weight="bold" officeooo:rsid="002338d5" officeooo:paragraph-rsid="002338d5" style:font-size-asian="11pt" style:font-weight-asian="bold" style:font-size-complex="11pt" style:font-weight-complex="bold"/>
    </style:style>
    <style:style style:name="P22" style:family="paragraph" style:parent-style-name="Standard">
      <loext:graphic-properties draw:fill="none"/>
      <style:paragraph-properties fo:margin-left="2.499cm" fo:margin-right="0cm" fo:text-indent="0cm" style:auto-text-indent="false" fo:background-color="transparent"/>
      <style:text-properties style:font-name="Arial" fo:font-size="11pt" fo:font-weight="bold" officeooo:rsid="00245b03" officeooo:paragraph-rsid="00245b03" style:font-size-asian="11pt" style:font-weight-asian="bold" style:font-size-complex="11pt" style:font-weight-complex="bold"/>
    </style:style>
    <style:style style:name="P23" style:family="paragraph" style:parent-style-name="Standard">
      <loext:graphic-properties draw:fill="none"/>
      <style:paragraph-properties fo:margin-left="2.499cm" fo:margin-right="0cm" fo:text-indent="0cm" style:auto-text-indent="false" fo:background-color="transparent"/>
      <style:text-properties style:font-name="Arial" fo:font-size="11pt" fo:font-weight="bold" officeooo:rsid="0026a263" officeooo:paragraph-rsid="0026a263" style:font-size-asian="11pt" style:font-weight-asian="bold" style:font-size-complex="11pt" style:font-weight-complex="bold"/>
    </style:style>
    <style:style style:name="P24"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font-name="Arial" fo:font-size="11pt" fo:font-weight="bold" officeooo:rsid="00276f92" officeooo:paragraph-rsid="00276f92" style:font-size-asian="11pt" style:font-weight-asian="bold" style:font-size-complex="11pt" style:font-weight-complex="bold"/>
    </style:style>
    <style:style style:name="P25"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e9c21" officeooo:paragraph-rsid="00205db6" style:font-size-asian="11pt" style:font-weight-asian="bold" style:font-size-complex="11pt" style:font-weight-complex="bold"/>
    </style:style>
    <style:style style:name="P26"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1e9c21" officeooo:paragraph-rsid="002cf11e" style:font-size-asian="11pt" style:font-weight-asian="bold" style:font-size-complex="11pt" style:font-weight-complex="bold"/>
    </style:style>
    <style:style style:name="P27"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318b68" officeooo:paragraph-rsid="00318b68" style:font-size-asian="11pt" style:font-weight-asian="bold" style:font-size-complex="11pt" style:font-weight-complex="bold"/>
    </style:style>
    <style:style style:name="P28"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356c1d" officeooo:paragraph-rsid="00368bcc" style:font-size-asian="11pt" style:font-weight-asian="bold" style:font-size-complex="11pt" style:font-weight-complex="bold"/>
    </style:style>
    <style:style style:name="P29"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3b763d" officeooo:paragraph-rsid="003b763d" style:font-size-asian="11pt" style:font-weight-asian="bold" style:font-size-complex="11pt" style:font-weight-complex="bold"/>
    </style:style>
    <style:style style:name="P30"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style:font-name="Arial" fo:font-size="11pt" fo:font-weight="bold" officeooo:rsid="003d0619" officeooo:paragraph-rsid="003d0619" style:font-size-asian="11pt" style:font-weight-asian="bold" style:font-size-complex="11pt" style:font-weight-complex="bold"/>
    </style:style>
    <style:style style:name="P31" style:family="paragraph" style:parent-style-name="Standard">
      <style:text-properties style:font-name="Arial" fo:font-size="11pt" officeooo:rsid="0019d0c2" officeooo:paragraph-rsid="0019d0c2" style:font-size-asian="11pt" style:font-size-complex="11pt"/>
    </style:style>
    <style:style style:name="P3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Arial" fo:font-size="11pt" officeooo:rsid="0019d0c2" officeooo:paragraph-rsid="0019d0c2" style:font-size-asian="11pt" style:font-size-complex="11pt"/>
    </style:style>
    <style:style style:name="P33"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Arial" fo:font-size="11pt" officeooo:rsid="0019d0c2" officeooo:paragraph-rsid="0019d0c2" style:font-size-asian="11pt" style:font-size-complex="11pt"/>
    </style:style>
    <style:style style:name="P34" style:family="paragraph" style:parent-style-name="Standard">
      <loext:graphic-properties draw:fill="none"/>
      <style:paragraph-properties fo:margin-left="2.499cm" fo:margin-right="0cm" fo:text-indent="0cm" style:auto-text-indent="false" fo:background-color="transparent"/>
      <style:text-properties style:font-name="Arial" fo:font-size="11pt" officeooo:rsid="0019d0c2" officeooo:paragraph-rsid="0019d0c2" style:font-size-asian="11pt" style:font-size-complex="11pt"/>
    </style:style>
    <style:style style:name="P35" style:family="paragraph" style:parent-style-name="Standard">
      <loext:graphic-properties draw:fill="none"/>
      <style:paragraph-properties fo:margin-left="1.3cm" fo:margin-right="0cm" fo:text-indent="0cm" style:auto-text-indent="false" fo:background-color="transparent"/>
      <style:text-properties style:font-name="Arial" fo:font-size="11pt" officeooo:rsid="0019d0c2" officeooo:paragraph-rsid="0019d0c2" style:font-size-asian="11pt" style:font-size-complex="11pt"/>
    </style:style>
    <style:style style:name="P36"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Arial" fo:font-size="11pt" officeooo:rsid="0019d0c2" officeooo:paragraph-rsid="0019d0c2" style:font-size-asian="11pt" style:font-size-complex="11pt"/>
    </style:style>
    <style:style style:name="P3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1pt" officeooo:rsid="0019d0c2" officeooo:paragraph-rsid="0019d0c2" style:font-size-asian="11pt" style:font-size-complex="11pt"/>
    </style:style>
    <style:style style:name="P38" style:family="paragraph" style:parent-style-name="Standard">
      <style:paragraph-properties fo:text-align="justify" style:justify-single-word="false"/>
      <style:text-properties style:font-name="Arial" fo:font-size="11pt" officeooo:rsid="0019d0c2" officeooo:paragraph-rsid="0019d0c2" style:font-size-asian="11pt" style:font-size-complex="11pt"/>
    </style:style>
    <style:style style:name="P39"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font-name="Arial" fo:font-size="11pt" officeooo:rsid="00255896" officeooo:paragraph-rsid="00255896" style:font-size-asian="11pt" style:font-size-complex="11pt"/>
    </style:style>
    <style:style style:name="P40"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1" style:family="paragraph" style:parent-style-name="Standard">
      <loext:graphic-properties draw:fill="none"/>
      <style:paragraph-properties fo:margin-left="2.6cm" fo:margin-right="0cm" fo:text-indent="0cm" style:auto-text-indent="false"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2" style:family="paragraph" style:parent-style-name="Standard" style:master-page-name="">
      <loext:graphic-properties draw:fill="none"/>
      <style:paragraph-properties fo:margin-left="3.9cm" fo:margin-right="0cm" fo:text-indent="0cm" style:auto-text-indent="false" style:page-number="auto"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3" style:family="paragraph" style:parent-style-name="Standard">
      <loext:graphic-properties draw:fill="none"/>
      <style:paragraph-properties fo:margin-left="3.9cm" fo:margin-right="0cm" fo:text-indent="0cm" style:auto-text-indent="false"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4" style:family="paragraph" style:parent-style-name="Standard" style:master-page-name="">
      <loext:graphic-properties draw:fill="none"/>
      <style:paragraph-properties fo:margin-left="5.2cm" fo:margin-right="0cm" fo:text-indent="0cm" style:auto-text-indent="false" style:page-number="auto"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5" style:family="paragraph" style:parent-style-name="Standard">
      <loext:graphic-properties draw:fill="none"/>
      <style:paragraph-properties fo:margin-left="5.2cm" fo:margin-right="0cm" fo:text-indent="0cm" style:auto-text-indent="false"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6" style:family="paragraph" style:parent-style-name="Standard" style:master-page-name="">
      <loext:graphic-properties draw:fill="none"/>
      <style:paragraph-properties fo:margin-left="6.5cm" fo:margin-right="0cm" fo:text-indent="0cm" style:auto-text-indent="false" style:page-number="auto"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7" style:family="paragraph" style:parent-style-name="Standard">
      <loext:graphic-properties draw:fill="none"/>
      <style:paragraph-properties fo:margin-left="6.5cm" fo:margin-right="0cm" fo:text-indent="0cm" style:auto-text-indent="false"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8" style:family="paragraph" style:parent-style-name="Standard" style:master-page-name="">
      <loext:graphic-properties draw:fill="none"/>
      <style:paragraph-properties fo:margin-left="6.5cm" fo:margin-right="0cm" fo:text-indent="0cm" style:auto-text-indent="false" style:page-number="auto" fo:background-color="transparent"/>
      <style:text-properties style:font-name="Arial" fo:font-size="11pt" fo:font-style="normal" fo:font-weight="bold" officeooo:rsid="0019d0c2" officeooo:paragraph-rsid="0044fd04" style:font-size-asian="11pt" style:font-style-asian="normal" style:font-weight-asian="bold" style:font-size-complex="11pt" style:font-style-complex="normal" style:font-weight-complex="bold"/>
    </style:style>
    <style:style style:name="P49" style:family="paragraph" style:parent-style-name="Standard" style:master-page-name="">
      <loext:graphic-properties draw:fill="none"/>
      <style:paragraph-properties fo:margin-left="3.9cm" fo:margin-right="0cm" fo:text-indent="0cm" style:auto-text-indent="false" style:page-number="auto" fo:background-color="transparent"/>
      <style:text-properties style:font-name="Arial" fo:font-size="11pt" fo:font-style="normal" fo:font-weight="bold" officeooo:rsid="0019d0c2" officeooo:paragraph-rsid="0045926b" style:font-size-asian="11pt" style:font-style-asian="normal" style:font-weight-asian="bold" style:font-size-complex="11pt" style:font-style-complex="normal" style:font-weight-complex="bold"/>
    </style:style>
    <style:style style:name="P50" style:family="paragraph" style:parent-style-name="Standard">
      <loext:graphic-properties draw:fill="none"/>
      <style:paragraph-properties fo:margin-left="3.9cm" fo:margin-right="0cm" fo:text-indent="0cm" style:auto-text-indent="false" fo:background-color="transparent"/>
      <style:text-properties style:font-name="Arial" fo:font-size="11pt" fo:font-style="normal" fo:font-weight="bold" officeooo:rsid="0019d0c2" officeooo:paragraph-rsid="0045926b" style:font-size-asian="11pt" style:font-style-asian="normal" style:font-weight-asian="bold" style:font-size-complex="11pt" style:font-style-complex="normal" style:font-weight-complex="bold"/>
    </style:style>
    <style:style style:name="P51" style:family="paragraph" style:parent-style-name="Standard">
      <loext:graphic-properties draw:fill="none"/>
      <style:paragraph-properties fo:margin-left="3.9cm" fo:margin-right="0cm" fo:text-indent="0cm" style:auto-text-indent="false" fo:background-color="transparent"/>
      <style:text-properties style:font-name="Arial" fo:font-size="11pt" fo:font-style="normal" fo:font-weight="bold" officeooo:rsid="0019d0c2" officeooo:paragraph-rsid="0046c24c" style:font-size-asian="11pt" style:font-style-asian="normal" style:font-weight-asian="bold" style:font-size-complex="11pt" style:font-style-complex="normal" style:font-weight-complex="bold"/>
    </style:style>
    <style:style style:name="P52" style:family="paragraph" style:parent-style-name="Standard" style:master-page-name="">
      <loext:graphic-properties draw:fill="none"/>
      <style:paragraph-properties fo:margin-left="5.099cm" fo:margin-right="0cm" fo:text-indent="0cm" style:auto-text-indent="false" style:page-number="auto" fo:background-color="transparent"/>
      <style:text-properties style:font-name="Arial" fo:font-size="11pt" fo:font-style="normal" fo:font-weight="bold" officeooo:rsid="0046c24c" officeooo:paragraph-rsid="0046dacf" style:font-size-asian="11pt" style:font-style-asian="normal" style:font-weight-asian="bold" style:font-size-complex="11pt" style:font-style-complex="normal" style:font-weight-complex="bold"/>
    </style:style>
    <style:style style:name="P53" style:family="paragraph" style:parent-style-name="Standard">
      <loext:graphic-properties draw:fill="none"/>
      <style:paragraph-properties fo:margin-left="5.099cm" fo:margin-right="0cm" fo:text-indent="0cm" style:auto-text-indent="false" fo:background-color="transparent"/>
      <style:text-properties style:font-name="Arial" fo:font-size="11pt" fo:font-style="normal" fo:font-weight="bold" officeooo:rsid="0046c24c" officeooo:paragraph-rsid="0046dacf" style:font-size-asian="11pt" style:font-style-asian="normal" style:font-weight-asian="bold" style:font-size-complex="11pt" style:font-style-complex="normal" style:font-weight-complex="bold"/>
    </style:style>
    <style:style style:name="P54" style:family="paragraph" style:parent-style-name="Standard" style:master-page-name="">
      <loext:graphic-properties draw:fill="none"/>
      <style:paragraph-properties fo:margin-left="6.301cm" fo:margin-right="0cm" fo:text-indent="0cm" style:auto-text-indent="false" style:page-number="auto" fo:background-color="transparent"/>
      <style:text-properties style:font-name="Arial" fo:font-size="11pt" fo:font-style="normal" fo:font-weight="bold" officeooo:rsid="0046c24c" officeooo:paragraph-rsid="0046dacf" style:font-size-asian="11pt" style:font-style-asian="normal" style:font-weight-asian="bold" style:font-size-complex="11pt" style:font-style-complex="normal" style:font-weight-complex="bold"/>
    </style:style>
    <style:style style:name="P55" style:family="paragraph" style:parent-style-name="Standard">
      <loext:graphic-properties draw:fill="none"/>
      <style:paragraph-properties fo:margin-left="6.301cm" fo:margin-right="0cm" fo:text-indent="0cm" style:auto-text-indent="false" fo:background-color="transparent"/>
      <style:text-properties style:font-name="Arial" fo:font-size="11pt" fo:font-style="normal" fo:font-weight="bold" officeooo:rsid="0046c24c" officeooo:paragraph-rsid="0046dacf" style:font-size-asian="11pt" style:font-style-asian="normal" style:font-weight-asian="bold" style:font-size-complex="11pt" style:font-style-complex="normal" style:font-weight-complex="bold"/>
    </style:style>
    <style:style style:name="P56" style:family="paragraph" style:parent-style-name="Standard" style:master-page-name="">
      <loext:graphic-properties draw:fill="none"/>
      <style:paragraph-properties fo:margin-left="6.301cm" fo:margin-right="0cm" fo:text-indent="0cm" style:auto-text-indent="false" style:page-number="auto" fo:background-color="transparent"/>
      <style:text-properties style:font-name="Arial" fo:font-size="11pt" fo:font-style="normal" fo:font-weight="bold" officeooo:rsid="0046c24c" officeooo:paragraph-rsid="004aa8d6" style:font-size-asian="11pt" style:font-style-asian="normal" style:font-weight-asian="bold" style:font-size-complex="11pt" style:font-style-complex="normal" style:font-weight-complex="bold"/>
    </style:style>
    <style:style style:name="P57" style:family="paragraph" style:parent-style-name="Standard">
      <loext:graphic-properties draw:fill="none"/>
      <style:paragraph-properties fo:margin-left="6.301cm" fo:margin-right="0cm" fo:text-indent="0cm" style:auto-text-indent="false" fo:background-color="transparent"/>
      <style:text-properties style:font-name="Arial" fo:font-size="11pt" fo:font-style="normal" fo:font-weight="bold" officeooo:rsid="0046c24c" officeooo:paragraph-rsid="004aa8d6" style:font-size-asian="11pt" style:font-style-asian="normal" style:font-weight-asian="bold" style:font-size-complex="11pt" style:font-style-complex="normal" style:font-weight-complex="bold"/>
    </style:style>
    <style:style style:name="P58" style:family="paragraph" style:parent-style-name="Standard">
      <loext:graphic-properties draw:fill="none"/>
      <style:paragraph-properties fo:margin-left="1.3cm" fo:margin-right="0cm" fo:text-indent="0cm" style:auto-text-indent="false" fo:background-color="transparent"/>
      <style:text-properties style:font-name="Arial" fo:font-size="11pt" fo:font-style="normal" fo:font-weight="bold" officeooo:rsid="0052f682" officeooo:paragraph-rsid="0052f682" style:font-size-asian="11pt" style:font-style-asian="normal" style:font-weight-asian="bold" style:font-size-complex="11pt" style:font-style-complex="normal" style:font-weight-complex="bold"/>
    </style:style>
    <style:style style:name="P5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1pt" fo:font-style="normal" fo:font-weight="bold" officeooo:rsid="0052f682" officeooo:paragraph-rsid="0052f682" style:font-size-asian="11pt" style:font-style-asian="normal" style:font-weight-asian="bold" style:font-size-complex="11pt" style:font-style-complex="normal" style:font-weight-complex="bold"/>
    </style:style>
    <style:style style:name="P6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1pt" fo:font-style="normal" fo:font-weight="bold" officeooo:rsid="00534603" officeooo:paragraph-rsid="00534603" style:font-size-asian="11pt" style:font-style-asian="normal" style:font-weight-asian="bold" style:font-size-complex="11pt" style:font-style-complex="normal" style:font-weight-complex="bold"/>
    </style:style>
    <style:style style:name="P61" style:family="paragraph" style:parent-style-name="Standard">
      <loext:graphic-properties draw:fill="none"/>
      <style:paragraph-properties fo:margin-left="1.3cm" fo:margin-right="0cm" fo:text-indent="0cm" style:auto-text-indent="false" fo:background-color="transparent"/>
      <style:text-properties style:font-name="Arial" fo:font-size="11pt" fo:font-style="normal" fo:font-weight="normal" officeooo:rsid="0019d0c2" officeooo:paragraph-rsid="0044fd04" style:font-size-asian="11pt" style:font-style-asian="normal" style:font-weight-asian="normal" style:font-size-complex="11pt"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ackground-color="transparent"/>
      <style:text-properties style:font-name="Arial" fo:font-size="11pt" fo:font-style="normal" fo:font-weight="normal" officeooo:rsid="0052f682" officeooo:paragraph-rsid="0052f682"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d6165"/>
    </style:style>
    <style:style style:name="T3" style:family="text">
      <style:text-properties officeooo:rsid="001e9c21"/>
    </style:style>
    <style:style style:name="T4" style:family="text">
      <style:text-properties officeooo:rsid="0023c06e"/>
    </style:style>
    <style:style style:name="T5" style:family="text">
      <style:text-properties fo:font-weight="normal" style:font-weight-asian="normal" style:font-weight-complex="normal"/>
    </style:style>
    <style:style style:name="T6" style:family="text">
      <style:text-properties fo:font-weight="normal" officeooo:rsid="004644eb" style:font-weight-asian="normal" style:font-weight-complex="normal"/>
    </style:style>
    <style:style style:name="T7" style:family="text">
      <style:text-properties fo:font-weight="normal" officeooo:rsid="00464fda" style:font-weight-asian="normal" style:font-weight-complex="normal"/>
    </style:style>
    <style:style style:name="T8" style:family="text">
      <style:text-properties fo:font-weight="normal" officeooo:rsid="0046e9d9" style:font-weight-asian="normal" style:font-weight-complex="normal"/>
    </style:style>
    <style:style style:name="T9" style:family="text">
      <style:text-properties fo:font-weight="normal" officeooo:rsid="00487082" style:font-weight-asian="normal" style:font-weight-complex="normal"/>
    </style:style>
    <style:style style:name="T10" style:family="text">
      <style:text-properties fo:font-weight="normal" officeooo:rsid="0049641b" style:font-weight-asian="normal" style:font-weight-complex="normal"/>
    </style:style>
    <style:style style:name="T11" style:family="text">
      <style:text-properties fo:font-weight="normal" officeooo:rsid="004a04d9" style:font-weight-asian="normal" style:font-weight-complex="normal"/>
    </style:style>
    <style:style style:name="T12" style:family="text">
      <style:text-properties fo:font-weight="normal" officeooo:rsid="004c50a4" style:font-weight-asian="normal" style:font-weight-complex="normal"/>
    </style:style>
    <style:style style:name="T13" style:family="text">
      <style:text-properties fo:font-weight="normal" officeooo:rsid="004d031e" style:font-weight-asian="normal" style:font-weight-complex="normal"/>
    </style:style>
    <style:style style:name="T14" style:family="text">
      <style:text-properties fo:font-weight="normal" officeooo:rsid="004e80fc" style:font-weight-asian="normal" style:font-weight-complex="normal"/>
    </style:style>
    <style:style style:name="T15" style:family="text">
      <style:text-properties fo:font-weight="normal" officeooo:rsid="0056adde" style:font-weight-asian="normal" style:font-weight-complex="normal"/>
    </style:style>
    <style:style style:name="T16" style:family="text">
      <style:text-properties officeooo:rsid="002a0565"/>
    </style:style>
    <style:style style:name="T17" style:family="text">
      <style:text-properties officeooo:rsid="002bcb21"/>
    </style:style>
    <style:style style:name="T18" style:family="text">
      <style:text-properties officeooo:rsid="002cf11e"/>
    </style:style>
    <style:style style:name="T19" style:family="text">
      <style:text-properties officeooo:rsid="0031321e"/>
    </style:style>
    <style:style style:name="T20" style:family="text">
      <style:text-properties officeooo:rsid="00318b68"/>
    </style:style>
    <style:style style:name="T21" style:family="text">
      <style:text-properties officeooo:rsid="00337703"/>
    </style:style>
    <style:style style:name="T22" style:family="text">
      <style:text-properties officeooo:rsid="00356c1d"/>
    </style:style>
    <style:style style:name="T23" style:family="text">
      <style:text-properties officeooo:rsid="003695d6"/>
    </style:style>
    <style:style style:name="T24" style:family="text">
      <style:text-properties officeooo:rsid="003883a7"/>
    </style:style>
    <style:style style:name="T25" style:family="text">
      <style:text-properties officeooo:rsid="00388f00"/>
    </style:style>
    <style:style style:name="T26" style:family="text">
      <style:text-properties officeooo:rsid="00392512"/>
    </style:style>
    <style:style style:name="T27" style:family="text">
      <style:text-properties officeooo:rsid="003a1f4b"/>
    </style:style>
    <style:style style:name="T28" style:family="text">
      <style:text-properties officeooo:rsid="003a6492"/>
    </style:style>
    <style:style style:name="T29" style:family="text">
      <style:text-properties officeooo:rsid="003d4fbb"/>
    </style:style>
    <style:style style:name="T30" style:family="text">
      <style:text-properties officeooo:rsid="003e3c0a"/>
    </style:style>
    <style:style style:name="T31" style:family="text">
      <style:text-properties officeooo:rsid="0044fd04"/>
    </style:style>
    <style:style style:name="T32" style:family="text">
      <style:text-properties officeooo:rsid="0045926b"/>
    </style:style>
    <style:style style:name="T33" style:family="text">
      <style:text-properties officeooo:rsid="004644eb"/>
    </style:style>
    <style:style style:name="T34" style:family="text">
      <style:text-properties officeooo:rsid="00464fda"/>
    </style:style>
    <style:style style:name="T35" style:family="text">
      <style:text-properties officeooo:rsid="0046c24c"/>
    </style:style>
    <style:style style:name="T36" style:family="text">
      <style:text-properties officeooo:rsid="0046dacf"/>
    </style:style>
    <style:style style:name="T37" style:family="text">
      <style:text-properties officeooo:rsid="0046e9d9"/>
    </style:style>
    <style:style style:name="T38" style:family="text">
      <style:text-properties officeooo:rsid="00487082"/>
    </style:style>
    <style:style style:name="T39" style:family="text">
      <style:text-properties officeooo:rsid="0049641b"/>
    </style:style>
    <style:style style:name="T40" style:family="text">
      <style:text-properties officeooo:rsid="004a04d9"/>
    </style:style>
    <style:style style:name="T41" style:family="text">
      <style:text-properties officeooo:rsid="004aa8d6"/>
    </style:style>
    <style:style style:name="T42" style:family="text">
      <style:text-properties officeooo:rsid="004f3bab"/>
    </style:style>
    <style:style style:name="T43" style:family="text">
      <style:text-properties officeooo:rsid="00520d23"/>
    </style:style>
    <style:style style:name="T44" style:family="text">
      <style:text-properties officeooo:rsid="00534603"/>
    </style:style>
    <style:style style:name="T45" style:family="text">
      <style:text-properties officeooo:rsid="0054bb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para LMSGI01</text:p>
      <text:p text:style-name="P31"/>
      <text:p text:style-name="P31"><text:span text:style-name="T1">Fecha de entrega:</text:span> lunes, 6 de noviembre de 2023, 23:59</text:p>
      <text:p text:style-name="P31"/>
      <text:p text:style-name="P32"><text:span text:style-name="T1">1.-</text:span> Indica por qué <text:s/>los siguientes ejemplos XML son incorrectos.</text:p>
      <text:p text:style-name="P31"/>
      <text:p text:style-name="P33">Ejercicio 1a)</text:p>
      <text:p text:style-name="P34"/>
      <text:p text:style-name="P34">&lt;elemento&gt;Elemento 1&lt;/elemento&gt;</text:p>
      <text:p text:style-name="P34">&lt;elemento&gt;Elemento 2&lt;/elemento&gt;</text:p>
      <text:p text:style-name="P34"/>
      <text:p text:style-name="P18">No identifico ningún error en este ejercicio.</text:p>
      <text:p text:style-name="P34"/>
      <text:p text:style-name="P34">Ejercicio 1b)</text:p>
      <text:p text:style-name="P34"/>
      <text:p text:style-name="P34">&lt;elemento&gt;Coche&lt;/ELEMENTO&gt;</text:p>
      <text:p text:style-name="P34"/>
      <text:p text:style-name="P19">Los nombres de las etiquetas de apertura y cierre son diferentes y deberían ser iguales; una está en minúsculas y la otra en MAYÚSCULAS.</text:p>
      <text:p text:style-name="P34"/>
      <text:p text:style-name="P34">Ejercicio 1c)</text:p>
      <text:p text:style-name="P34"/>
      <text:p text:style-name="P34">&lt;negrita&gt;&lt;italica&gt;Texto XML&lt;/negrita&gt;&lt;/italica&gt;</text:p>
      <text:p text:style-name="P34"/>
      <text:p text:style-name="P20">En XML los elementos deben estar anidados correctamente. En este caso, el elemento &lt;negrita&gt; se cierra antes del cierre del elemento &lt;italica&gt;, el cual está supuestamente contenido dentro de él.</text:p>
      <text:p text:style-name="P34"/>
      <text:p text:style-name="P34">Ejercicio 1d)</text:p>
      <text:p text:style-name="P34"/>
      <text:p text:style-name="P34">&lt;rango&gt;1 &lt; 5 &amp; 11 &gt; 7&lt;/rango&gt;</text:p>
      <text:p text:style-name="P34"/>
      <text:p text:style-name="P21">Los carácteres &lt;, &gt; y &amp; son ilegales en un documento XML. Para poder hacer uso de estos caracteres, debemos utilizar las siguientes referencias de entidad: &amp;lt; <text:span text:style-name="T4">&amp;gt; y &amp;amp; sucesivamente.</text:span></text:p>
      <text:p text:style-name="P34"/>
      <text:p text:style-name="P34">Ejercicio 1e)</text:p>
      <text:p text:style-name="P34"/>
      <text:p text:style-name="P34">&lt;XMLfichero&gt;Marcas.xml&lt;/XMLfichero&gt; </text:p>
      <text:p text:style-name="P34"/>
      <text:p text:style-name="P22">No se ha encontrado ningún error.</text:p>
      <text:p text:style-name="P34"/>
      <text:p text:style-name="P34">Ejercicio 1f)</text:p>
      <text:p text:style-name="P34"/>
      <text:p text:style-name="P34">&lt;![CDATA[ &lt;[[aa]]&gt;]]&gt;</text:p>
      <text:p text:style-name="P34"/>
      <text:p text:style-name="P39"><text:span text:style-name="T1">La estructura de partida para la sección CDATA es la siguiente: &lt;![CDATA[ </text:span><text:span text:style-name="T5">{ Texto sin marcado y/o con carácteres especiales (Será interpretado como una cadena de texto “normal”) }</text:span><text:span text:style-name="T1"> ]]&gt;. A su vez, no se permite anidar contenedores dentro del principal. Por ende, en este ejercicio sobraría la apertura y el cierre &lt;[[</text:span><text:span text:style-name="T5"> Texto en cuestión </text:span><text:span text:style-name="T1">]]&gt;</text:span></text:p>
      <text:p text:style-name="P34"/>
      <text:p text:style-name="P34">Ejercicio 1g)</text:p>
      <text:p text:style-name="P34"/>
      <text:p text:style-name="P34">&lt;user@uo&gt;Pedro@Empleados&lt;/user@guo&gt;</text:p>
      <text:p text:style-name="P34"/>
      <text:p text:style-name="P23">La apertura y el cierre de este elemento son diferentes.</text:p>
      <text:p text:style-name="P34"/>
      <text:p text:style-name="P34">Ejercicio 1h)</text:p>
      <text:p text:style-name="P34"/>
      <text:p text:style-name="P34">&lt;texto&gt;El titular de hoy se basa en esta &lt;subrayado&gt;noticia&lt;subrayado&gt;&lt;/texto&gt;</text:p>
      <text:p text:style-name="P34"><text:soft-page-break/></text:p>
      <text:p text:style-name="P24">El cierre del elemento &lt;subrayado&gt; es incorrecto, este debería ser de la siguiente forma: &lt;/subrayado&gt;</text:p>
      <text:p text:style-name="P34"/>
      <text:p text:style-name="P34">Tiempo aproximado de resolución: 15 minutos.</text:p>
      <text:p text:style-name="P34"/>
      <text:p text:style-name="P31"/>
      <text:p text:style-name="P36"><text:span text:style-name="T1">2.-</text:span> Diseñar un documento válido en XML que permita estructurar la información de una agenda de teléfonos, suponer que la información que podemos tener de una persona es su nombre y apellidos, su dirección y sus teléfonos, que pueden ser el teléfono de casa, el móvil y el teléfono del trabajo.</text:p>
      <text:p text:style-name="P37"/>
      <text:p text:style-name="P2">&lt;?<text:span text:style-name="T2">xml version=”1.0” encoding=”UTF-8”?&gt;</text:span></text:p>
      <text:p text:style-name="P3">&lt;<text:span text:style-name="T2">agenda&gt;</text:span></text:p>
      <text:p text:style-name="P3"><text:tab/>&lt;<text:span text:style-name="T2">persona&gt;</text:span></text:p>
      <text:p text:style-name="P3"><text:tab/><text:tab/>&lt;<text:span text:style-name="T3">nombre&gt;</text:span><text:span text:style-name="T16">Anónimo</text:span><text:span text:style-name="T18">1</text:span><text:span text:style-name="T3">&lt;/nombre&gt;</text:span></text:p>
      <text:p text:style-name="P3"><text:tab/><text:tab/>&lt;<text:span text:style-name="T3">apellidos&gt;</text:span><text:span text:style-name="T16">Sin Apellidos</text:span><text:span text:style-name="T3">&lt;/apellidos&gt;</text:span></text:p>
      <text:p text:style-name="P3"><text:tab/><text:tab/>&lt;<text:span text:style-name="T3">direccion&gt;</text:span><text:span text:style-name="T16">C/ Falsa, 123</text:span><text:span text:style-name="T3">&lt;/direccion&gt;</text:span></text:p>
      <text:p text:style-name="P5"><text:tab/><text:tab/>&lt;<text:span text:style-name="T3">telefonos&gt;</text:span></text:p>
      <text:p text:style-name="P5"><text:tab/><text:tab/><text:tab/>&lt;<text:span text:style-name="T16">telefonocasa&gt;</text:span><text:span text:style-name="T17">964123123</text:span><text:span text:style-name="T16">&lt;/telefonocasa&gt;</text:span></text:p>
      <text:p text:style-name="P5"><text:tab/><text:tab/><text:tab/>&lt;<text:span text:style-name="T16">telefonomovil&gt;</text:span><text:span text:style-name="T17">678567456</text:span><text:span text:style-name="T16">&lt;/telefonomovil&gt;</text:span></text:p>
      <text:p text:style-name="P5"><text:tab/><text:tab/><text:tab/>&lt;<text:span text:style-name="T16">telefonotrabajo&gt;</text:span><text:span text:style-name="T17">622622622</text:span><text:span text:style-name="T16">&lt;/telefonotrabajo&gt;</text:span></text:p>
      <text:p text:style-name="P25"><text:tab/><text:tab/>&lt;/telefonos&gt;</text:p>
      <text:p text:style-name="P3"><text:tab/>&lt;/<text:span text:style-name="T2">persona&gt;</text:span></text:p>
      <text:p text:style-name="P6"><text:tab/>&lt;<text:span text:style-name="T2">persona&gt;</text:span></text:p>
      <text:p text:style-name="P6"><text:tab/><text:tab/>&lt;<text:span text:style-name="T3">nombre&gt;</text:span><text:span text:style-name="T16">Anónimo</text:span><text:span text:style-name="T19">2</text:span><text:span text:style-name="T3">&lt;/nombre&gt;</text:span></text:p>
      <text:p text:style-name="P6"><text:tab/><text:tab/>&lt;<text:span text:style-name="T3">apellidos&gt;</text:span><text:span text:style-name="T16">Sin Apellidos</text:span><text:span text:style-name="T3">&lt;/apellidos&gt;</text:span></text:p>
      <text:p text:style-name="P6"><text:tab/><text:tab/>&lt;<text:span text:style-name="T3">direccion&gt;</text:span><text:span text:style-name="T16">C/ Falsa, </text:span><text:span text:style-name="T18">321</text:span><text:span text:style-name="T3">&lt;/direccion&gt;</text:span></text:p>
      <text:p text:style-name="P6"><text:tab/><text:tab/>&lt;<text:span text:style-name="T3">telefonos&gt;</text:span></text:p>
      <text:p text:style-name="P6"><text:tab/><text:tab/><text:tab/>&lt;<text:span text:style-name="T16">telefonocasa&gt;</text:span><text:span text:style-name="T17">964</text:span><text:span text:style-name="T18">321321</text:span><text:span text:style-name="T16">&lt;/telefonocasa&gt;</text:span></text:p>
      <text:p text:style-name="P6"><text:tab/><text:tab/><text:tab/>&lt;<text:span text:style-name="T16">telefonomovil&gt;</text:span><text:span text:style-name="T18">644358583</text:span><text:span text:style-name="T16">&lt;/telefonomovil&gt;</text:span></text:p>
      <text:p text:style-name="P6"><text:tab/><text:tab/><text:tab/>&lt;<text:span text:style-name="T16">telefonotrabajo&gt;</text:span><text:span text:style-name="T18">722158436</text:span><text:span text:style-name="T16">&lt;/telefonotrabajo&gt;</text:span></text:p>
      <text:p text:style-name="P26"><text:tab/><text:tab/>&lt;/telefonos&gt;</text:p>
      <text:p text:style-name="P6"><text:tab/>&lt;/<text:span text:style-name="T2">persona&gt;</text:span></text:p>
      <text:p text:style-name="P6"><text:tab/>.</text:p>
      <text:p text:style-name="P6"><text:tab/>.</text:p>
      <text:p text:style-name="P6"><text:tab/>.</text:p>
      <text:p text:style-name="P3">&lt;/<text:span text:style-name="T2">agenda&gt;</text:span></text:p>
      <text:p text:style-name="P37"/>
      <text:p text:style-name="P37">La valoración de este ejercicio será de un total de 3 puntos, 1 punto por utilizar la notación adecuada, 1 punto por definir y utilizar las etiquetas adecuadas, 1 punto por justificar la solución dada.</text:p>
      <text:p text:style-name="P37"/>
      <text:p text:style-name="P37">Tiempo aproximado de resolución: 45 minuto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span text:style-name="T1">3.-</text:span> Diseñar un documento válido en XML que permita estructurar la información de las recetas de cocina de un restaurante y aplicarlo a la siguiente receta de cocina. Hay que hacerlo de modo que un sistema informático pueda realizar búsquedas por ingredientes, cantidad de comensales o nombre de la receta</text:p>
      <text:p text:style-name="P35"/>
      <text:p text:style-name="P35">Sopa de cebolla (4 personas)</text:p>
      <text:p text:style-name="P35">Ingredientes:</text:p>
      <text:p text:style-name="P35"/>
      <text:p text:style-name="P35">1 Kg. de cebollas.</text:p>
      <text:p text:style-name="P35">2 l. de caldo de carne.</text:p>
      <text:p text:style-name="P35">100 gr. mantequilla.</text:p>
      <text:p text:style-name="P35">1 cucharada de harina.</text:p>
      <text:p text:style-name="P35">100 gr. de queso emmental suizo o gruyére rallado.</text:p>
      <text:p text:style-name="P35">Pan tostado en rebanadas.</text:p>
      <text:p text:style-name="P35">Tomillo.</text:p>
      <text:p text:style-name="P35">1 hoja de laurel.</text:p>
      <text:p text:style-name="P35">Pimienta.</text:p>
      <text:p text:style-name="P35">Proceso:</text:p>
      <text:p text:style-name="P35"/>
      <text:p text:style-name="P35">Pelar y partir las cebollas en rodajas finas.</text:p>
      <text:p text:style-name="P35">Rehogarlas con la mantequilla, sal y pimienta a fuego lento hasta que estén transparentes sin dorarse.</text:p>
      <text:p text:style-name="P35">Añadir la harina sin dejar de remover.</text:p>
      <text:p text:style-name="P35">Ponerlo en una cazuela con el caldo, el tomillo y el laurel.</text:p>
      <text:p text:style-name="P35">Dejar cocer a fuego lento durante unos 15 minutos.</text:p>
      <text:p text:style-name="P35">Poner las rebanadas de pan encima, espolvorear el queso y gratinar al horno.</text:p>
      <text:p text:style-name="P35"/>
      <text:p text:style-name="P7">&lt;?<text:span text:style-name="T2">xml version=”1.0” encoding=”UTF-8”?&gt;</text:span></text:p>
      <text:p text:style-name="P8">&lt;<text:span text:style-name="T20">receta&gt;</text:span></text:p>
      <text:p text:style-name="P8"><text:tab/>&lt;<text:span text:style-name="T20">nombre&gt; Sopa de cebolla &lt;/nombre&gt;</text:span></text:p>
      <text:p text:style-name="P8"><text:tab/>&lt;<text:span text:style-name="T20">ingredientes&gt;</text:span></text:p>
      <text:p text:style-name="P9">&lt;<text:span text:style-name="T20">ingrediente&gt; 1 Kg. de cebollas &lt;ingrediente&gt;</text:span></text:p>
      <text:p text:style-name="P10">&lt;<text:span text:style-name="T20">ingrediente&gt; </text:span><text:span text:style-name="T21">2 l. de caldo de carne</text:span><text:span text:style-name="T20"> &lt;ingrediente&gt;</text:span></text:p>
      <text:p text:style-name="P11">&lt;<text:span text:style-name="T20">ingrediente&gt; </text:span><text:span text:style-name="T21">100 gr. mantequilla</text:span><text:span text:style-name="T20"> &lt;ingrediente&gt;</text:span></text:p>
      <text:p text:style-name="P12">&lt;<text:span text:style-name="T20">ingrediente&gt; </text:span><text:span text:style-name="T22">1 cucharada de harina</text:span><text:span text:style-name="T20"> &lt;ingrediente&gt;</text:span></text:p>
      <text:p text:style-name="P12">&lt;<text:span text:style-name="T20">ingrediente&gt; </text:span><text:span text:style-name="T22">100 gr. de queso emmental suizo o gruyére rallado</text:span><text:span text:style-name="T20"> &lt;ingrediente&gt;</text:span></text:p>
      <text:p text:style-name="P12">&lt;<text:span text:style-name="T20">ingrediente&gt; </text:span><text:span text:style-name="T22">Pan tostado en rebanadas</text:span><text:span text:style-name="T20"> &lt;ingrediente&gt;</text:span></text:p>
      <text:p text:style-name="P12">&lt;<text:span text:style-name="T20">ingrediente&gt; </text:span><text:span text:style-name="T22">Tomillo</text:span><text:span text:style-name="T20"> &lt;ingrediente&gt;</text:span></text:p>
      <text:p text:style-name="P12">&lt;<text:span text:style-name="T20">ingrediente&gt; </text:span><text:span text:style-name="T22">1 hoja de laurel</text:span><text:span text:style-name="T20"> &lt;ingrediente&gt;</text:span></text:p>
      <text:p text:style-name="P12">&lt;<text:span text:style-name="T20">ingrediente&gt; </text:span><text:span text:style-name="T22">Pimienta</text:span><text:span text:style-name="T20"> &lt;ingrediente&gt;</text:span></text:p>
      <text:p text:style-name="P27"><text:tab/>&lt;/ingredientes&gt;</text:p>
      <text:p text:style-name="P13"><text:tab/>&lt;<text:span text:style-name="T22">proceso&gt;</text:span></text:p>
      <text:p text:style-name="P14"><text:span text:style-name="T22">&lt;</text:span><text:span text:style-name="T23">paso&gt; Pelar y partir las cebollas en rodajas finas &lt;/paso&gt;</text:span></text:p>
      <text:p text:style-name="P15">&lt;<text:span text:style-name="T24">pado&gt; </text:span><text:span text:style-name="T25">Rehogarlas con la mantequilla, sal y pimienta a fuego lento hasta que estés transparentes sin dorarse</text:span><text:span text:style-name="T24"> &lt;/paso&gt;</text:span></text:p>
      <text:p text:style-name="P17">&lt;<text:span text:style-name="T24">pado&gt; </text:span><text:span text:style-name="T26">Añadir la harina sin dejar de remover</text:span><text:span text:style-name="T24"> &lt;/paso&gt;</text:span></text:p>
      <text:p text:style-name="P17">&lt;<text:span text:style-name="T24">pado&gt; </text:span><text:span text:style-name="T26">Ponerlo en una cazuela con el caldoo, el tomillo y el laurel</text:span><text:span text:style-name="T24"> &lt;/paso&gt;</text:span></text:p>
      <text:p text:style-name="P17">&lt;<text:span text:style-name="T24">pado&gt; </text:span><text:span text:style-name="T26">Dejar cocer a fuego lento durante unos 15 minutos</text:span><text:span text:style-name="T24"> &lt;/paso&gt;</text:span></text:p>
      <text:p text:style-name="P17">&lt;<text:span text:style-name="T24">pado&gt; </text:span><text:span text:style-name="T26">Poner las rebanadas de pan encima, espolvorear el queso y gratinar al horno</text:span><text:span text:style-name="T24"> &lt;/paso&gt;</text:span></text:p>
      <text:p text:style-name="P28"><text:tab/>&lt;/proceso&gt;</text:p>
      <text:p text:style-name="P16">&lt;<text:span text:style-name="T26">comensales&gt; </text:span><text:span text:style-name="T27">(Indefinido – </text:span><text:span text:style-name="T28">tipo entero</text:span><text:span text:style-name="T27">)</text:span><text:span text:style-name="T26"> &lt;/comensales&gt;</text:span></text:p>
      <text:p text:style-name="P27">&lt;/receta&gt;</text:p>
      <text:p text:style-name="P27"/>
      <text:p text:style-name="P27"/>
      <text:p text:style-name="P27"/>
      <text:p text:style-name="P27"/>
      <text:p text:style-name="P27"/>
      <text:p text:style-name="P29"><text:soft-page-break/>Justificación de la solución dada: </text:p>
      <text:p text:style-name="P29"/>
      <text:p text:style-name="P29">El lenguaje XML nos permite crear y definir nuestras propias ‘etiquetas’ y gracias a ello, podemos representar el significado de cada ‘entidad’ (dentro del conjunto de datos que se quiere representar) mediantes su uso y definición adecuados/as. </text:p>
      <text:p text:style-name="P29">En este caso: Nuestro contenedor principal se llama ‘receta’ debido a que resulta la entidad pricipal y la cual contiene sus propiedades contenidas dentro de esta.</text:p>
      <text:p text:style-name="P30">Luego están también los elementos definidos con los siguientes nombres y componentes de nuestras recetas a ‘representar’, los cuales hacen referéncia a cada uno de los apartados solicitados:</text:p>
      <text:p text:style-name="P30">- <text:span text:style-name="T29">nombre: Título de la receta</text:span></text:p>
      <text:p text:style-name="P30">- <text:span text:style-name="T30">ingredientes e ingrediente: Elemento contenedor (ingredientes), el cual contiente a su vez elementos ‘ingrediente’ aludiendo a cada uno de los alimentos requeridos. De esta forma, se organizan los datos detro de colecciones y subcolecciones, permitiendo así su posterior búsqueda y filtrado de la información requerida.</text:span></text:p>
      <text:p text:style-name="P30">- <text:span text:style-name="T30">proceso y paso: Elemento contenedor (proceso), el cual contiene todos y cada uno de los pasos a seguir para elaborar la receta en cuestión (paso).</text:span></text:p>
      <text:p text:style-name="P30">- <text:span text:style-name="T30">comensales: Elemento contenedor de un dato de tipo entero, el cual especifica el número de comensales y/o personas para las que está calculada la receta en cuestión, sin modificar sus medidas.</text:span></text:p>
      <text:p text:style-name="P35"/>
      <text:p text:style-name="P37">La valoración de este ejercicio será de un total de 3 puntos, 1 punto por utilizar la notación adecuada, 1 punto por definir y utilizar las etiquetas adecuadas, 1 punto por justificar la solución dada.</text:p>
      <text:p text:style-name="P35"/>
      <text:p text:style-name="P35">Tiempo aproximado de resolución: 1,5 h.</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n text:style-name="T1">4.-</text:span> Diseñar un documento XML válido que permita estructurar la información para permitir su gestión informática de los alumnos de un modulo del ciclo formativo DAM. Aplicarlo al módulo de Lenguajes de Marcas y Sistemas de Gestión de Información sabiendo que tiene asignadas 4 horas semanales y es de carácter obligatorio. El modulo se imparte entre el 15 de septiembre de 2010 y el 30 de junio de 2011. Hay matriculados dos alumnos:</text:p>
      <text:p text:style-name="P35"/>
      <text:p text:style-name="P35">Ana Fernández Gutiérrez con nif 16965696L teléfono 789654321 email ana.fdezgtrrez@hotmail.com, su dirección es C/ El Percebe, 13 de Santander CP 39302 No hay información sobre las faltas de asistencia o sus notas hasta el momento.</text:p>
      <text:p text:style-name="P35"/>
      <text:p text:style-name="P35">Pepito Grillo con nif 98765432H teléfono 656566555 email yhyh@yahoo.com, su dirección es Avd. El Pez, 5 de Suances CP 39401. Su nota es "apto" y no tiene faltas de asistencia</text:p>
      <text:p text:style-name="P35"/>
      <text:p text:style-name="P35">La valoración de este ejercicio será de un total de 4 puntos, 1 punto por utilizar la notación adecuada, 2 puntos por definir y utilizar las etiquetas y atributos adecuados, 1 punto por justificar la solución dada.</text:p>
      <text:p text:style-name="P35"/>
      <text:p text:style-name="P35">Tiempo de resolución aproximado: 1,5 h.</text:p>
      <text:p text:style-name="P35"/>
      <text:p text:style-name="P40">&lt;dam&gt;</text:p>
      <text:p text:style-name="P42">&lt;lmsgi&gt;</text:p>
      <text:p text:style-name="P44">&lt;nombreCompleto&gt; Lenguajes de Marcas y Sistemas de Gestión de Información &lt;/nombreCompleto&gt;</text:p>
      <text:p text:style-name="P45">&lt;horasSemanales&gt; 4 &lt;/horasSemanales&gt;</text:p>
      <text:p text:style-name="P45">&lt;duracionCurso&gt; 15 de septiembre de 2010 a 30 de junio de 2011 &lt;/duracionCurso&gt;</text:p>
      <text:p text:style-name="P45">&lt;alumnxs&gt;</text:p>
      <text:p text:style-name="P45">&lt;alumnx&gt;</text:p>
      <text:p text:style-name="P46">&lt;nombreCompleto&gt;<text:span text:style-name="T5"> Ana Fernández Gutiérrez</text:span> &lt;/nombreCompleto&gt;</text:p>
      <text:p text:style-name="P47">&lt;nif&gt;<text:span text:style-name="T5"> 16965696L </text:span>&lt;/nif&gt;</text:p>
      <text:p text:style-name="P47">&lt;email&gt;<text:span text:style-name="T5"> ana.fdezgtrrez@hotmail.com </text:span>&lt;/email&gt;</text:p>
      <text:p text:style-name="P47">&lt;direccion&gt;<text:span text:style-name="T5"> C/ El Percebe, 13 de Santander CP 39302</text:span> &lt;/direccion&gt;</text:p>
      <text:p text:style-name="P47">&lt;faltasAsistencia&gt;<text:span text:style-name="T5"> 0 / null / undefined (valor aún indefinido)</text:span> &lt;/faltasAsistencia&gt;</text:p>
      <text:p text:style-name="P47">&lt;notas&gt;<text:span text:style-name="T5"> </text:span><text:span text:style-name="T5">null / undefined (valor aún indefinido) </text:span>&lt;/notas&gt;</text:p>
      <text:p text:style-name="P45">&lt;/alumnx&gt;</text:p>
      <text:p text:style-name="P45">&lt;alumnx&gt;</text:p>
      <text:p text:style-name="P46">&lt;nombreCompleto&gt;<text:span text:style-name="T5"> Pepito Grillo </text:span>&lt;/nombreCompleto&gt;</text:p>
      <text:p text:style-name="P47">&lt;nif&gt;<text:span text:style-name="T5"> 98765432H </text:span>&lt;/nif&gt;</text:p>
      <text:p text:style-name="P47">&lt;email&gt;<text:span text:style-name="T5"> yhyh@yahoo.com </text:span>&lt;/email&gt;</text:p>
      <text:p text:style-name="P47">&lt;direccion&gt;<text:span text:style-name="T5"> Avd. El Pez, 5 de Suances CP 39401 </text:span>&lt;/direccion&gt;</text:p>
      <text:p text:style-name="P47">&lt;faltasAsistencia&gt;<text:span text:style-name="T5"> 0 </text:span>&lt;/faltasAsistencia&gt;</text:p>
      <text:p text:style-name="P47">&lt;notas&gt;<text:span text:style-name="T5"> apto </text:span>&lt;/notas&gt;</text:p>
      <text:p text:style-name="P45">&lt;/alumnx&gt;</text:p>
      <text:p text:style-name="P45">&lt;/alumnxs&gt;</text:p>
      <text:p text:style-name="P43">&lt;/lmsgi&gt;</text:p>
      <text:p text:style-name="P41">&lt;/dam&gt;</text:p>
      <text:p text:style-name="P61"/>
      <text:p text:style-name="P58">Justificación de la respuesta dada:</text:p>
      <text:p text:style-name="P62"/>
      <text:p text:style-name="P59">Al igual como e<text:span text:style-name="T44">n el ejercicio 3, hemos puesto en uso etiquetas personalizadas haciendo referencia a cada objeto o variable componente de la presente colección de datos, organizados/as de mayor a menor jerarquía y anidadxs unxs dentro de otrxs según lo expuesto en el enunciado aportado.</text:span></text:p>
      <text:p text:style-name="P60">El primer contenedor/<text:span text:style-name="T45">nivel</text:span> corresponde al ciclo formativo (dam), el segundo representa <text:span text:style-name="T45">el nombre abreviado de</text:span> la asignatura (lmsgi), <text:span text:style-name="T45">en el siguiente nivel se encuentran las diferentes variables que componen el objeto “lmsgi” (nombre de la asignatura, horas semanales, duración del curso y los alumnxs matriculadxs); PD: El elemento “alumnos” </text:span><text:soft-page-break/><text:span text:style-name="T45">anida y contiene dentro de sí la lista de lxs alumnxs matriculadxs. Cada elemento “alumnx” resulta a su vez otro objeto anidado, el cual contiene mismamente sus propias variables/propiedades (nombre completo del alumno, nif, email, direccion, faltas de asistencia y notas). PD2: He estado investigando un poco en los resultados de Google para ver si en XML también está permitido el uso de etiquetas y/o variables en formato “camel case” y parece ser que es así; si realmente no es así, te agradecería que me enviaras “feedback” al respecto.</text:span> </text:p>
      <text:p text:style-name="P31"/>
      <text:p text:style-name="P1">Criterios de puntuación. Total 10 puntos.</text:p>
      <text:p text:style-name="P31">Actividad 1: 1 punto.</text:p>
      <text:p text:style-name="P31">Actividad 2: 2.5 puntos.</text:p>
      <text:p text:style-name="P31">Actividad 3: 2.5 puntos.</text:p>
      <text:p text:style-name="P31">Actividad 4: 4 puntos.</text:p>
      <text:p text:style-name="P31"/>
      <text:p text:style-name="P1">Recursos necesarios para realizar la Tarea.</text:p>
      <text:p text:style-name="P38">Ninguno en especial, basta con los contenidos de la unidad y los enlaces a la web proporcionados en la misma.</text:p>
      <text:p text:style-name="P4">Consejos y recomendaciones.</text:p>
      <text:p text:style-name="P38">Es deseable que antes de realizar la tarea hayas estudiado la unidad, hecho el examen online y resuelto todas tus dudas consultándolas con tu tutor o tutora y con tus compañeros y compañeras en el foro.</text:p>
      <text:p text:style-name="P4">Indicaciones de entrega.</text:p>
      <text:p text:style-name="P38">Una vez realizada la tarea elaborarás un único documento donde figuren las respuestas correspondientes. El documento tiene que estar en un formato editable (por ejemplo, fichero de LibreOffice o Word, pero no en PDF). <text:s/>El envío se realizará a través de la plataforma de la forma establecida para ello, y el archivo se nombrará siguiendo las siguientes pautas:</text:p>
      <text:p text:style-name="P31"/>
      <text:p text:style-name="P1">apellido1_apellido2_nombre_SIGxx_Tarea</text:p>
      <text:p text:style-name="P31"/>
      <text:p text:style-name="P38">Asegúrate que el nombre no contenga la letra ñ, tildes ni caracteres especiales extraños. Así por ejemplo la alumna <text:span text:style-name="T1">Begoña Sánchez Mañas</text:span> para la primera unidad del MP de LMSGI, debería nombrar esta tarea como...</text:p>
      <text:p text:style-name="P31"/>
      <text:p text:style-name="P1">sanchez_manas_begona_LMSGI01_Tarea</text:p>
      <text:p text:style-name="P31"/>
      <text:p text:style-name="P31"/>
      <text:p text:style-name="P31"/>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125cm" fo:margin-left="1.48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20:40:00.397838005</meta:creation-date>
    <dc:date>2023-10-16T21:20:18.937536850</dc:date>
    <meta:editing-duration>PT4H22M52S</meta:editing-duration>
    <meta:editing-cycles>67</meta:editing-cycles>
    <meta:generator>LibreOffice/7.5.7.1$Linux_X86_64 LibreOffice_project/50$Build-1</meta:generator>
    <meta:document-statistic meta:table-count="0" meta:image-count="0" meta:object-count="0" meta:page-count="6" meta:paragraph-count="158" meta:word-count="1590" meta:character-count="10743" meta:non-whitespace-character-count="9254"/>
  </office:meta>
</office:document-meta>
</file>